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81fa1" officeooo:paragraph-rsid="00381fa1"/>
    </style:style>
    <style:style style:name="P2" style:family="paragraph" style:parent-style-name="Text_20_body">
      <style:text-properties officeooo:rsid="003ba75e"/>
    </style:style>
    <style:style style:name="P3" style:family="paragraph" style:parent-style-name="Heading_20_2">
      <style:text-properties officeooo:rsid="0045180d" officeooo:paragraph-rsid="0045180d"/>
    </style:style>
    <style:style style:name="P4" style:family="paragraph" style:parent-style-name="Heading_20_1" style:master-page-name="Right_20_Page">
      <style:paragraph-properties style:page-number="auto"/>
      <style:text-properties officeooo:rsid="0045180d" officeooo:paragraph-rsid="0045180d"/>
    </style:style>
    <style:style style:name="P5" style:family="paragraph" style:parent-style-name="Heading_20_3">
      <style:paragraph-properties fo:margin-top="0.499cm" fo:margin-bottom="0.25cm" loext:contextual-spacing="false"/>
    </style:style>
    <style:style style:name="P6" style:family="paragraph" style:parent-style-name="Text_20_body">
      <style:text-properties officeooo:rsid="003ba75e" officeooo:paragraph-rsid="0045f90a"/>
    </style:style>
    <style:style style:name="T1" style:family="text">
      <style:text-properties officeooo:rsid="004518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For Now</text:h>
      <text:p text:style-name="P3">Kina Grannis</text:p>
      <text:p text:style-name="P1">Capo <text:span text:style-name="T1">3</text:span></text:p>
      <text:p text:style-name="Heading_20_3">[VERSE 1] </text:p>
      <text:p text:style-name="P2">D</text:p>
      <text:p text:style-name="P2">Sometimes I think about the ones that we’ve replaced</text:p>
      <text:p text:style-name="P2"><text:s text:c="9"/>Bm <text:s text:c="5"/>A <text:s text:c="24"/>G</text:p>
      <text:p text:style-name="P2">All the millions underneath the burnt and waste</text:p>
      <text:p text:style-name="P2">D</text:p>
      <text:p text:style-name="P2">And I get sad because of course we’ll be the same</text:p>
      <text:p text:style-name="P2"><text:s text:c="8"/>Bm <text:s text:c="4"/>A <text:s text:c="17"/>G</text:p>
      <text:p text:style-name="P2">All of history collapsing in its wake</text:p>
      <text:p text:style-name="Heading_20_3">[CHORUS]</text:p>
      <text:p text:style-name="P2">G <text:s text:c="28"/>D <text:s text:c="4"/>A</text:p>
      <text:p text:style-name="P2">Maybe it’s enough that I have laid here</text:p>
      <text:p text:style-name="P2">G <text:s text:c="28"/>D <text:s text:c="15"/>A</text:p>
      <text:p text:style-name="P2">Maybe it’s enough that I have known inside my head, and</text:p>
      <text:p text:style-name="P2">G <text:s text:c="29"/>Bm <text:s text:c="12"/>A</text:p>
      <text:p text:style-name="P2">Maybe it’s enough to know that we were here together</text:p>
      <text:p text:style-name="P6">G <text:s text:c="18"/>A <text:s text:c="4"/>D <text:s text:c="9"/>Bm</text:p>
      <text:p text:style-name="P6">And that we are the ones, We are the ones</text:p>
      <text:p text:style-name="P6">G <text:s text:c="9"/>A <text:s text:c="9"/>D</text:p>
      <text:p text:style-name="P6">We are the ones for now</text:p>
      <text:p text:style-name="Heading_20_3">[VERSE 2]</text:p>
      <text:p text:style-name="P2">D</text:p>
      <text:p text:style-name="P2">I heard that someday when they look up at the night</text:p>
      <text:p text:style-name="P2"><text:s text:c="12"/>Bm <text:s text:c="11"/>A <text:s text:c="18"/>G</text:p>
      <text:p text:style-name="P2">They’ll see nothing but a black and starless sky</text:p>
      <text:p text:style-name="P2">D</text:p>
      <text:p text:style-name="P2">And they’ll tell stories of some old and callow time</text:p>
      <text:p text:style-name="P2"><text:s text:c="12"/>Bm <text:s text:c="8"/>A <text:s text:c="19"/>G</text:p>
      <text:p text:style-name="P2">Claiming spectacles of brilliant burning lights</text:p>
      <text:p text:style-name="P5"><text:soft-page-break/>[CHORUS]</text:p>
      <text:p text:style-name="P2">G <text:s text:c="28"/>D <text:s text:c="4"/>A</text:p>
      <text:p text:style-name="P2">Maybe it’s enough that I have laid here</text:p>
      <text:p text:style-name="P2">G <text:s text:c="28"/>D <text:s text:c="15"/>A</text:p>
      <text:p text:style-name="P2">Maybe it’s enough that I have known inside my head, and</text:p>
      <text:p text:style-name="P2">G <text:s text:c="29"/>Bm <text:s text:c="12"/>A</text:p>
      <text:p text:style-name="P2">Maybe it’s enough to know that we were here together</text:p>
      <text:p text:style-name="P6">G <text:s text:c="18"/>A <text:s text:c="4"/>D <text:s text:c="9"/>Bm</text:p>
      <text:p text:style-name="P6">And that we are the ones, We are the ones</text:p>
      <text:p text:style-name="P6">G <text:s text:c="9"/>A <text:s text:c="9"/>D</text:p>
      <text:p text:style-name="P6">We are the ones for now</text:p>
      <text:p text:style-name="Heading_20_3">[VERSE 3]</text:p>
      <text:p text:style-name="P2">D</text:p>
      <text:p text:style-name="P2">So maybe this is what it takes to realize</text:p>
      <text:p text:style-name="P2"><text:s text:c="5"/>Bm <text:s text:c="16"/>A <text:s text:c="12"/>G</text:p>
      <text:p text:style-name="P2">I am grateful just that I have been alive</text:p>
      <text:p text:style-name="P2">D</text:p>
      <text:p text:style-name="P2">And I’ll be happy if I look back on my life</text:p>
      <text:p text:style-name="P2"><text:s text:c="8"/>Bm <text:s text:c="13"/>A <text:s text:c="13"/>G</text:p>
      <text:p text:style-name="P2">Been a sister, been a mother, been a wife</text:p>
      <text:p text:style-name="Heading_20_3">[CHORUS]</text:p>
      <text:p text:style-name="P2">G <text:s text:c="28"/>D <text:s text:c="4"/>A</text:p>
      <text:p text:style-name="P2">Maybe it’s enough that I have laid here</text:p>
      <text:p text:style-name="P2">G <text:s text:c="28"/>D <text:s text:c="15"/>A</text:p>
      <text:p text:style-name="P2">Maybe it’s enough that I have known inside my head, and</text:p>
      <text:p text:style-name="P2">G <text:s text:c="29"/>Bm <text:s text:c="11"/>A</text:p>
      <text:p text:style-name="P2">Maybe it’s enough to know that we were here together</text:p>
      <text:p text:style-name="P6">G <text:s text:c="18"/>A <text:s text:c="4"/>D <text:s text:c="9"/>Bm</text:p>
      <text:p text:style-name="P6">And that we are the ones, We are the ones</text:p>
      <text:p text:style-name="P6">G <text:s text:c="9"/>A <text:s text:c="9"/>D</text:p>
      <text:p text:style-name="P6">We are the ones for n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8H30M5S</meta:editing-duration>
    <meta:editing-cycles>53</meta:editing-cycles>
    <meta:generator>LibreOffice/6.0.1.1$MacOSX_X86_64 LibreOffice_project/60bfb1526849283ce2491346ed2aa51c465abfe6</meta:generator>
    <dc:title>Lyrics + Chords</dc:title>
    <dc:date>2020-12-24T13:36:17.681855793</dc:date>
    <meta:print-date>2018-05-12T09:23:12.683877095</meta:print-date>
    <meta:document-statistic meta:table-count="0" meta:image-count="0" meta:object-count="0" meta:page-count="2" meta:paragraph-count="63" meta:word-count="331" meta:character-count="2093" meta:non-whitespace-character-count="111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